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 style:may-break-between-rows="false"/>
    </style:style>
    <style:style style:name="Tableau2.A" style:family="table-column">
      <style:table-column-properties style:column-width="9.499cm"/>
    </style:style>
    <style:style style:name="Tableau2.B" style:family="table-column">
      <style:table-column-properties style:column-width="0.822cm"/>
    </style:style>
    <style:style style:name="Tableau2.C" style:family="table-column">
      <style:table-column-properties style:column-width="8.491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208cm"/>
    </style:style>
    <style:style style:name="Tableau3.B" style:family="table-column">
      <style:table-column-properties style:column-width="1.113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102cm" table:align="left" style:shadow="none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0.213cm"/>
    </style:style>
    <style:style style:name="Tableau5.B" style:family="table-column">
      <style:table-column-properties style:column-width="1.693cm"/>
    </style:style>
    <style:style style:name="Tableau5.C" style:family="table-column">
      <style:table-column-properties style:column-width="2.487cm"/>
    </style:style>
    <style:style style:name="Tableau5.D" style:family="table-column">
      <style:table-column-properties style:column-width="1.72cm"/>
    </style:style>
    <style:style style:name="Tableau5.E" style:family="table-column">
      <style:table-column-properties style:column-width="2.699cm"/>
    </style:style>
    <style:style style:name="Tableau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8" style:family="table">
      <style:table-properties style:width="9.403cm" table:align="left" style:shadow="none" style:may-break-between-rows="false"/>
    </style:style>
    <style:style style:name="Tableau8.A" style:family="table-column">
      <style:table-column-properties style:column-width="4.101cm"/>
    </style:style>
    <style:style style:name="Tableau8.B" style:family="table-column">
      <style:table-column-properties style:column-width="2.487cm"/>
    </style:style>
    <style:style style:name="Tableau8.C" style:family="table-column">
      <style:table-column-properties style:column-width="2.815cm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shadow="none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0" style:family="table">
      <style:table-properties style:width="8.491cm" table:align="margins" style:shadow="none"/>
    </style:style>
    <style:style style:name="Tableau10.A" style:family="table-column">
      <style:table-column-properties style:column-width="8.491cm" style:rel-column-width="65535*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11" style:family="table">
      <style:table-properties style:width="18.812cm" fo:margin-left="0cm" table:align="left" style:shadow="non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Tableau1" style:family="table">
      <style:table-properties style:width="9.393cm" fo:margin-left="-0.086cm" table:align="left" style:shadow="none"/>
    </style:style>
    <style:style style:name="Tableau1.A" style:family="table-column">
      <style:table-column-properties style:column-width="9.393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2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4" style:family="paragraph" style:parent-style-name="Standard">
      <style:text-properties fo:font-size="4pt" officeooo:paragraph-rsid="0007d180" style:font-size-asian="3.5pt" style:font-size-complex="4pt"/>
    </style:style>
    <style:style style:name="P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8" style:family="paragraph" style:parent-style-name="Table_20_Contents">
      <style:text-properties officeooo:paragraph-rsid="0007d180"/>
    </style:style>
    <style:style style:name="P9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10" style:family="paragraph" style:parent-style-name="Table_20_Contents">
      <style:text-properties officeooo:paragraph-rsid="0042574a"/>
    </style:style>
    <style:style style:name="P11" style:family="paragraph" style:parent-style-name="Table_20_Contents">
      <style:text-properties officeooo:paragraph-rsid="0061b755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Table_20_Contents">
      <style:text-properties fo:background-color="#ff3333"/>
    </style:style>
    <style:style style:name="P14" style:family="paragraph" style:parent-style-name="Table_20_Bottom_20_small_20_Content_20_Left">
      <style:text-properties officeooo:paragraph-rsid="0069df3c"/>
    </style:style>
    <style:style style:name="P15" style:family="paragraph" style:parent-style-name="Table_20_Heading">
      <style:text-properties officeooo:rsid="00690d64" officeooo:paragraph-rsid="00690d64"/>
    </style:style>
    <style:style style:name="P16" style:family="paragraph" style:parent-style-name="Table_20_Heading">
      <style:text-properties officeooo:paragraph-rsid="006ea253"/>
    </style:style>
    <style:style style:name="P17" style:family="paragraph" style:parent-style-name="Table_20_Main_20_Content_20_Right">
      <style:text-properties officeooo:paragraph-rsid="0020e74b"/>
    </style:style>
    <style:style style:name="P18" style:family="paragraph" style:parent-style-name="Table_20_Main_20_Content_20_Right">
      <style:text-properties officeooo:paragraph-rsid="00215f6e"/>
    </style:style>
    <style:style style:name="T1" style:family="text">
      <style:text-properties style:font-name="Arial1" fo:font-size="11pt" officeooo:rsid="001fa37b" style:font-size-asian="11pt" style:font-size-complex="11pt"/>
    </style:style>
    <style:style style:name="T2" style:family="text">
      <style:text-properties style:font-name="Arial1" fo:font-size="11pt" officeooo:rsid="0021c3a5" style:font-size-asian="11pt" style:font-size-complex="11pt"/>
    </style:style>
    <style:style style:name="T3" style:family="text">
      <style:text-properties style:font-name="Arial1" fo:font-size="11pt" officeooo:rsid="002763ae" style:font-size-asian="11pt" style:font-size-complex="11pt"/>
    </style:style>
    <style:style style:name="T4" style:family="text">
      <style:text-properties style:font-name="Arial1" officeooo:rsid="002763ae"/>
    </style:style>
    <style:style style:name="T5" style:family="text">
      <style:text-properties style:font-name="Arial1" officeooo:rsid="0078d30d"/>
    </style:style>
    <style:style style:name="T6" style:family="text">
      <style:text-properties style:font-name="Arial1" officeooo:rsid="0029ab44"/>
    </style:style>
    <style:style style:name="T7" style:family="text">
      <style:text-properties style:font-name="Arial1" officeooo:rsid="002b412f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fo:font-size="8pt" officeooo:rsid="000d9e36" style:font-size-asian="8pt" style:font-size-complex="8pt"/>
    </style:style>
    <style:style style:name="T10" style:family="text">
      <style:text-properties style:font-name="Arial1" fo:font-size="8pt" officeooo:rsid="001fa37b" style:font-size-asian="8pt" style:font-size-complex="8pt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63ae"/>
    </style:style>
    <style:style style:name="T15" style:family="text">
      <style:text-properties officeooo:rsid="007902c3"/>
    </style:style>
    <style:style style:name="T16" style:family="text">
      <style:text-properties officeooo:rsid="002b412f"/>
    </style:style>
    <style:style style:name="T17" style:family="text">
      <style:text-properties officeooo:rsid="002f86fb"/>
    </style:style>
    <style:style style:name="T18" style:family="text">
      <style:text-properties officeooo:rsid="0038d0c1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officeooo:rsid="0073df77" style:font-size-asian="11pt" style:font-size-complex="11pt"/>
    </style:style>
    <style:style style:name="T21" style:family="text">
      <style:text-properties officeooo:rsid="0020e74b"/>
    </style:style>
    <style:style style:name="T22" style:family="text">
      <style:text-properties officeooo:rsid="00215f6e"/>
    </style:style>
    <style:style style:name="T23" style:family="text">
      <style:text-properties officeooo:rsid="00231402"/>
    </style:style>
    <style:style style:name="T24" style:family="text">
      <style:text-properties officeooo:rsid="002701dd"/>
    </style:style>
    <style:style style:name="T25" style:family="text">
      <style:text-properties officeooo:rsid="002cc69c"/>
    </style:style>
    <style:style style:name="T26" style:family="text">
      <style:text-properties officeooo:rsid="003d01bb"/>
    </style:style>
    <style:style style:name="T27" style:family="text">
      <style:text-properties officeooo:rsid="004400e7"/>
    </style:style>
    <style:style style:name="T28" style:family="text">
      <style:text-properties officeooo:rsid="0044accc"/>
    </style:style>
    <style:style style:name="T29" style:family="text">
      <style:text-properties officeooo:rsid="005b5d25"/>
    </style:style>
    <style:style style:name="T30" style:family="text">
      <style:text-properties officeooo:rsid="0069df3c"/>
    </style:style>
    <style:style style:name="T31" style:family="text">
      <style:text-properties officeooo:rsid="0073df77"/>
    </style:style>
    <style:style style:name="T32" style:family="text">
      <style:text-properties officeooo:rsid="00704162"/>
    </style:style>
    <style:style style:name="T33" style:family="text">
      <style:text-properties officeooo:rsid="0071037d"/>
    </style:style>
    <style:style style:name="T34" style:family="text">
      <style:text-properties officeooo:rsid="00710514"/>
    </style:style>
    <style:style style:name="T35" style:family="text">
      <style:text-properties officeooo:rsid="0074c88a"/>
    </style:style>
    <style:style style:name="T36" style:family="text">
      <style:text-properties officeooo:rsid="00766250"/>
    </style:style>
    <style:style style:name="T37" style:family="text">
      <style:text-properties officeooo:rsid="007b5f1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Invoice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Ligne adresse livraison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Company Legal Type" text:name="py3o.user.company_id.legal_typ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</text:user-field-decls>
      <text:p text:style-name="P5"><text:a xlink:type="simple" xlink:href="py3o://for=%22o%20in%20objects%22" text:style-name="Internet_20_link" text:visited-style-name="Visited_20_Internet_20_Link"><text:span text:style-name="T1">for="o in objects"</text:span></text:a></text:p>
      <text:p text:style-name="P3"><text:a xlink:type="simple" xlink:href="py3o://function=%22setLang(o.partner_id.lang%20or%20'en_US')%22" text:style-name="Internet_20_link" text:visited-style-name="Visited_20_Internet_20_Link"><text:span text:style-name="T2">function="setLang(o.partner_id.lang or 'en_US')"</text:span></text:a></text:p>
      <text:p text:style-name="P7"><text:a xlink:type="simple" xlink:href="py3o://if=%22o.type%20==%20'out_invoice'%22" text:style-name="Internet_20_link" text:visited-style-name="Visited_20_Internet_20_Link"><text:span text:style-name="T4">if="o.type == 'out_invoice'"</text:span></text:a></text:p>
      <text:p text:style-name="P7"><text:a xlink:type="simple" xlink:href="py3o://if=%22o.state%20not%20in%20('open',%20'paid')%22" text:style-name="Internet_20_link" text:visited-style-name="Visited_20_Internet_20_Link"><text:span text:style-name="T5">if="o.state not in ('open', 'paid')"</text:span></text:a></text:p>
      <text:h text:style-name="Heading_20_1" text:outline-level="1">Facture <text:span text:style-name="T11">[</text:span><text:span text:style-name="T12"><text:user-field-get text:name="py3o.o.state">Invoice State</text:user-field-get></text:span><text:span text:style-name="T11">]</text:span> <text:user-field-get text:name="py3o.o.move_name">Numéro facture retenu</text:user-field-get></text:h>
      <text:p text:style-name="P7"><text:a xlink:type="simple" xlink:href="py3o:///if" text:style-name="Internet_20_link" text:visited-style-name="Visited_20_Internet_20_Link"><text:span text:style-name="T3">/if</text:span></text:a></text:p>
      <text:p text:style-name="P7"><text:a xlink:type="simple" xlink:href="py3o://if=%22o.state%20in%20('open',%20'paid')%22" text:style-name="Internet_20_link" text:visited-style-name="Visited_20_Internet_20_Link"><text:span text:style-name="T6">if="o.state in ('open', 'paid')"</text:span></text:a></text:p>
      <text:h text:style-name="Heading_20_1" text:outline-level="1"><text:span text:style-name="T13">Facture </text:span><text:user-field-get text:name="py3o.o.number">Numéro facture</text:user-field-get></text:h>
      <text:p text:style-name="P6"><text:a xlink:type="simple" xlink:href="py3o:///if" text:style-name="Internet_20_link" text:visited-style-name="Visited_20_Internet_20_Link"><text:span text:style-name="T14">/if</text:span></text:a></text:p>
      <text:p text:style-name="P6"><text:a xlink:type="simple" xlink:href="py3o:///if" text:style-name="Internet_20_link" text:visited-style-name="Visited_20_Internet_20_Link"><text:span text:style-name="T14">/if</text:span></text:a></text:p>
      <text:p text:style-name="P7"><text:a xlink:type="simple" xlink:href="py3o://if=%22o.type%20==%20'out_refund'%22" text:style-name="Internet_20_link" text:visited-style-name="Visited_20_Internet_20_Link"><text:span text:style-name="T7">if="o.type == 'out_refund'"</text:span></text:a></text:p>
      <text:p text:style-name="P7"><text:a xlink:type="simple" xlink:href="py3o://if=%22o.state%20not%20in%20('open',%20'paid')%22" text:style-name="Internet_20_link" text:visited-style-name="Visited_20_Internet_20_Link"><text:span text:style-name="T15">if="o.state not in ('open', 'paid')"</text:span></text:a></text:p>
      <text:h text:style-name="Heading_20_1" text:outline-level="1"><text:span text:style-name="T16">Avoir</text:span> <text:span text:style-name="T11">[</text:span><text:span text:style-name="T12"><text:user-field-get text:name="py3o.o.state">Invoice State</text:user-field-get></text:span><text:span text:style-name="T11">]</text:span> <text:user-field-get text:name="py3o.o.move_name">Numéro facture retenu</text:user-field-get></text:h>
      <text:p text:style-name="P7"><text:a xlink:type="simple" xlink:href="py3o:///if" text:style-name="Internet_20_link" text:visited-style-name="Visited_20_Internet_20_Link"><text:span text:style-name="T3">/if</text:span></text:a></text:p>
      <text:p text:style-name="P7"><text:a xlink:type="simple" xlink:href="py3o://if=%22o.state%20in%20('open',%20'paid')%22" text:style-name="Internet_20_link" text:visited-style-name="Visited_20_Internet_20_Link"><text:span text:style-name="T6">if="o.state in ('open', 'paid')"</text:span></text:a></text:p>
      <text:h text:style-name="Heading_20_1" text:outline-level="1"><text:span text:style-name="T16">Avoir </text:span><text:user-field-get text:name="py3o.o.number">Numéro facture</text:user-field-get></text:h>
      <text:p text:style-name="P6"><text:a xlink:type="simple" xlink:href="py3o:///if" text:style-name="Internet_20_link" text:visited-style-name="Visited_20_Internet_20_Link"><text:span text:style-name="T14">/if</text:span></text:a></text:p>
      <text:p text:style-name="P6"><text:a xlink:type="simple" xlink:href="py3o:///if" text:style-name="Internet_20_link" text:visited-style-name="Visited_20_Internet_20_Link"><text:span text:style-name="T14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>
                <table:table-cell table:style-name="Tableau1.A1" office:value-type="string">
                  <text:p text:style-name="P11"><text:a xlink:type="simple" xlink:href="py3o://if=%22o.partner_shipping_id%22" text:style-name="Internet_20_link" text:visited-style-name="Visited_20_Internet_20_Link">if="o.partner_shipping_id"</text:a></text:p>
                </table:table-cell>
              </table:table-row>
              <table:table-row>
                <table:table-cell table:style-name="Tableau1.A2" office:value-type="string">
                  <text:p text:style-name="Table_20_Heading">Adresse de livraison</text:p>
                </table:table-cell>
              </table:table-row>
              <table:table-row>
                <table:table-cell table:style-name="Tableau1.A1" office:value-type="string">
                  <text:p text:style-name="P11"><text:a xlink:type="simple" xlink:href="py3o://if=%22o.partner_shipping_id.parent_id%22" text:style-name="Internet_20_link" text:visited-style-name="Visited_20_Internet_20_Link">if="o.partner_shipping_id.parent_id"</text:a></text:p>
                  <text:p text:style-name="P11"><text:user-field-get text:name="py3o.o.partner_shipping_id.parent_id.name_title">Société addresse livraison</text:user-field-get></text:p>
                  <text:p text:style-name="P11"><text:a xlink:type="simple" xlink:href="py3o:///if" text:style-name="Internet_20_link" text:visited-style-name="Visited_20_Internet_20_Link">/if</text:a></text:p>
                  <text:p text:style-name="P11"><text:user-field-get text:name="py3o.o.partner_shipping_id.name_title">Nom addresse livraison</text:user-field-get></text:p>
                  <text:p text:style-name="P11"><text:a xlink:type="simple" xlink:href="py3o://with=%22slines=o.partner_shipping_id._display_address(without_company=True).split('%5Cn')%22" text:style-name="Internet_20_link" text:visited-style-name="Visited_20_Internet_20_Link"><text:span text:style-name="T27">with="slines=o.partner_shipping_id._display_address(without_company=True).split('\n')"</text:span></text:a></text:p>
                  <text:p text:style-name="P11"><text:a xlink:type="simple" xlink:href="py3o://for=%22sline%20in%20slines%22" text:style-name="Internet_20_link" text:visited-style-name="Visited_20_Internet_20_Link">for="sline in slines"</text:a></text:p>
                  <text:p text:style-name="P11"><text:user-field-get text:name="py3o.sline">Ligne adresse livraison</text:user-field-get></text:p>
                  <text:p text:style-name="P11"><text:a xlink:type="simple" xlink:href="py3o:///for" text:style-name="Internet_20_link" text:visited-style-name="Visited_20_Internet_20_Link">/for</text:a></text:p>
                  <text:p text:style-name="P11"><text:a xlink:type="simple" xlink:href="py3o:///with" text:style-name="Internet_20_link" text:visited-style-name="Visited_20_Internet_20_Link">/with</text:a></text:p>
                  <text:p text:style-name="P11"><text:a xlink:type="simple" xlink:href="py3o://if=%22o.partner_shipping_id.phone%22" text:style-name="Internet_20_link" text:visited-style-name="Visited_20_Internet_20_Link">if="o.partner_shipping_id.phone"</text:a></text:p>
                  <text:p text:style-name="P11"><text:span text:style-name="T17">Tél : </text:span><text:user-field-get text:name="py3o.o.partner_shipping_id.phone">Delivery partner Phone</text:user-field-get></text:p>
                  <text:p text:style-name="P11"><text:a xlink:type="simple" xlink:href="py3o:///if" text:style-name="Internet_20_link" text:visited-style-name="Visited_20_Internet_20_Link">/if</text:a></text:p>
                  <text:p text:style-name="P11"><text:a xlink:type="simple" xlink:href="py3o://if=%22o.partner_shipping_id.fax%22" text:style-name="Internet_20_link" text:visited-style-name="Visited_20_Internet_20_Link">if="o.partner_shipping_id.fax"</text:a></text:p>
                  <text:p text:style-name="P11">Fax : <text:user-field-get text:name="py3o.o.partner_shipping_id.fax">Delivery partner Fax</text:user-field-get></text:p>
                  <text:p text:style-name="P11"><text:a xlink:type="simple" xlink:href="py3o:///if" text:style-name="Internet_20_link" text:visited-style-name="Visited_20_Internet_20_Link">/if</text:a></text:p>
                  <text:p text:style-name="P11"><text:a xlink:type="simple" xlink:href="py3o://if=%22o.partner_shipping_id.mobile%22" text:style-name="Internet_20_link" text:visited-style-name="Visited_20_Internet_20_Link">if="o.partner_shipping_id.mobile"</text:a></text:p>
                  <text:p text:style-name="P11">Portable : <text:user-field-get text:name="py3o.o.partner_shipping_id.mobile">Delivery partner Mobile</text:user-field-get></text:p>
                  <text:p text:style-name="P11"><text:a xlink:type="simple" xlink:href="py3o:///if" text:style-name="Internet_20_link" text:visited-style-name="Visited_20_Internet_20_Link">/if</text:a></text:p>
                  <text:p text:style-name="P11"><text:a xlink:type="simple" xlink:href="py3o://if=%22o.partner_shipping_id.email%22" text:style-name="Internet_20_link" text:visited-style-name="Visited_20_Internet_20_Link">if="o.partner_shipping_id.email"</text:a></text:p>
                  <text:p text:style-name="P11">E-mail : <text:user-field-get text:name="py3o.o.partner_shipping_id.email">Delivery partner Email</text:user-field-get></text:p>
                  <text:p text:style-name="P11"><text:a xlink:type="simple" xlink:href="py3o:///if" text:style-name="Internet_20_link" text:visited-style-name="Visited_20_Internet_20_Link">/if</text:a></text:p>
                </table:table-cell>
              </table:table-row>
              <table:table-row>
                <table:table-cell table:style-name="Tableau1.A1" office:value-type="string">
                  <text:p text:style-name="P11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><text:a xlink:type="simple" xlink:href="py3o://if=%22o.partner_id.parent_id%22" text:style-name="Internet_20_link" text:visited-style-name="Visited_20_Internet_20_Link">if="o.partner_id.parent_id"</text:a></text:p>
            <text:p text:style-name="Adresse"><text:user-field-get text:name="py3o.o.partner_id.parent_id.name">Invoice partner Company</text:user-field-get></text:p>
            <text:p text:style-name="Adresse"><text:a xlink:type="simple" xlink:href="py3o:///if" text:style-name="Internet_20_link" text:visited-style-name="Visited_20_Internet_20_Link">/if</text:a></text:p>
            <text:p text:style-name="Adresse"><text:user-field-get text:name="py3o.o.partner_id.name">Invoice partner Name</text:user-field-get></text:p>
            <text:p text:style-name="Adresse"><text:a xlink:type="simple" xlink:href="py3o://with=%22addrlines=o.partner_id._display_address(without_company=True).split('%5Cn')%22" text:style-name="Internet_20_link" text:visited-style-name="Visited_20_Internet_20_Link">with="addrlines=o.partner_id._display_address(without_company=True).split('\n')"</text:a></text:p>
            <text:p text:style-name="Adresse"><text:a xlink:type="simple" xlink:href="py3o://for=%22addrline%20in%20addrlines%22" text:style-name="Internet_20_link" text:visited-style-name="Visited_20_Internet_20_Link">for="addrline in addrlines"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  <text:p text:style-name="Adresse"><text:a xlink:type="simple" xlink:href="py3o:///with" text:style-name="Internet_20_link" text:visited-style-name="Visited_20_Internet_20_Link">/with</text:a></text:p>
            <text:p text:style-name="Table_20_Contents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Référence client : <text:user-field-get text:name="py3o.o.commercial_partner_id.ref">Commercial Partne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N° TVA client : <text:user-field-get text:name="py3o.o.commercial_partner_id.vat">Commercial Customer VA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/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D<text:span text:style-name="T18">ate de factur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>
                <table:table-cell table:style-name="Tableau4.A2" office:value-type="string">
                  <text:p text:style-name="Table_20_Heading">Condition de paiement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2" office:value-type="string">
                  <text:p text:style-name="Table_20_Heading">Date d'échéance</text:p>
                </table:table-cell>
                <table:table-cell table:style-name="Tableau4.B8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>
                <table:table-cell table:style-name="Tableau4.A2" office:value-type="string">
                  <text:p text:style-name="P16"><text:a xlink:type="simple" xlink:href="py3o://if=%22o.name%22" text:style-name="Internet_20_link" text:visited-style-name="Visited_20_Internet_20_Link"><text:span text:style-name="T32">if="o.name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15"><text:span text:style-name="T33">Votre r</text:span>éférence</text:p>
                </table:table-cell>
                <table:table-cell table:style-name="Tableau4.B8" office:value-type="string">
                  <text:p text:style-name="Table_20_Contents"><text:user-field-get text:name="py3o.o.name">Reference</text:user-field-get></text:p>
                </table:table-cell>
              </table:table-row>
              <table:table-row>
                <table:table-cell table:style-name="Tableau4.A2" office:value-type="string">
                  <text:p text:style-name="P16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<text:a xlink:type="simple" xlink:href="py3o://if=%22o.incoterms_id%22" text:style-name="Internet_20_link" text:visited-style-name="Visited_20_Internet_20_Link">if="o.incoterms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Incoterms</text:p>
                </table:table-cell>
                <table:table-cell table:style-name="Tableau4.B8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>
                <table:table-cell table:style-name="Tableau4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</table:table>
            <text:p text:style-name="P2"/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>
                <table:table-cell table:style-name="Tableau10.A2" office:value-type="string">
                  <text:p text:style-name="Table_20_Heading">Contact commercial</text:p>
                </table:table-cell>
              </table:table-row>
              <table:table-row>
                <table:table-cell table:style-name="Tableau10.A1" office:value-type="string">
                  <text:p text:style-name="Table_20_Contents"><text:user-field-get text:name="py3o.o.user_id.name">Salesman</text:user-field-get></text:p>
                  <text:p text:style-name="Table_20_Contents"><text:a xlink:type="simple" xlink:href="py3o://if=%22o.user_id.phone%22" text:style-name="Internet_20_link" text:visited-style-name="Visited_20_Internet_20_Link">if="o.user_id.phone"</text:a></text:p>
                  <text:p text:style-name="Table_20_Contents">Tél : <text:user-field-get text:name="py3o.o.user_id.phone">Salesman Phone</text:user-field-get></text:p>
                  <text:p text:style-name="Table_20_Contents"><text:a xlink:type="simple" xlink:href="py3o:///if" text:style-name="Internet_20_link" text:visited-style-name="Visited_20_Internet_20_Link">/if</text:a></text:p>
                  <text:p text:style-name="Table_20_Contents"><text:a xlink:type="simple" xlink:href="py3o://if=%22o.user_id.mobile%22" text:style-name="Internet_20_link" text:visited-style-name="Visited_20_Internet_20_Link">if="o.user_id.mobile"</text:a></text:p>
                  <text:p text:style-name="Table_20_Contents">Portable : <text:user-field-get text:name="py3o.o.user_id.mobile">Salesman Mobile</text:user-field-get></text:p>
                  <text:p text:style-name="Table_20_Contents"><text:a xlink:type="simple" xlink:href="py3o:///if" text:style-name="Internet_20_link" text:visited-style-name="Visited_20_Internet_20_Link">/if</text:a></text:p>
                  <text:p text:style-name="Table_20_Contents"><text:a xlink:type="simple" xlink:href="py3o://if=%22o.user_id.email%22" text:style-name="Internet_20_link" text:visited-style-name="Visited_20_Internet_20_Link">if="o.user_id.email"</text:a></text:p>
                  <text:p text:style-name="Table_20_Contents">E-mail : <text:user-field-get text:name="py3o.o.user_id.email">Salesman Email</text:user-field-get></text:p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  <table:table-row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1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Table_20_Main_20_Header">Qté</text:p>
            </table:table-cell>
            <table:table-cell table:style-name="Tableau5.A1" office:value-type="string">
              <text:p text:style-name="Table_20_Main_20_Header">Prix unitaire</text:p>
            </table:table-cell>
            <table:table-cell table:style-name="Tableau5.A1" office:value-type="string">
              <text:p text:style-name="Table_20_Main_20_Header"><text:a xlink:type="simple" xlink:href="py3o://function=%22o.has_discount%20and%20u'Remise'%20or%20''%22" text:style-name="Internet_20_link" text:visited-style-name="Visited_20_Internet_20_Link"><text:span text:style-name="T37">function="o.has_discount and u'Remise' or ''"</text:span></text:a></text:p>
            </table:table-cell>
            <table:table-cell table:style-name="Tableau5.E1" office:value-type="string">
              <text:p text:style-name="Table_20_Main_20_Header">Prix HT</text:p>
            </table:table-cell>
          </table:table-row>
        </table:table-header-rows>
        <table:table-row>
          <table:table-cell table:style-name="Tableau5.A4" office:value-type="string">
            <text:p text:style-name="Table_20_Main_20_Content_20_Left"><text:a xlink:type="simple" xlink:href="py3o://for=%22l%20in%20o.invoice_line_ids%22" text:style-name="Internet_20_link" text:visited-style-name="Visited_20_Internet_20_Link">for="l in o.invoice_line_ids"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>
          <table:table-cell table:style-name="Tableau5.A4" office:value-type="string">
            <text:p text:style-name="Table_20_Main_20_Content_20_Left"><text:user-field-get text:name="py3o.l.name">Invoice line Name</text:user-field-get></text:p>
          </table:table-cell>
          <table:table-cell table:style-name="Tableau5.B4" office:value-type="string">
            <text:p text:style-name="Table_20_Main_20_Content_20_Right"><text:a xlink:type="simple" xlink:href="py3o://if=%22l.quantity==int(l.quantity)%22" text:style-name="Internet_20_link" text:visited-style-name="Visited_20_Internet_20_Link"><text:span text:style-name="T21">if="l.quantity==int(l.quantity)"</text:span></text:a></text:p>
            <text:p text:style-name="P17"><text:a xlink:type="simple" xlink:href="py3o://function=%22formatLang(l.quantity,%20digits=0)%22" text:style-name="Internet_20_link" text:visited-style-name="Visited_20_Internet_20_Link"><text:span text:style-name="T23">function="formatLang(l.quantity, digits=0)"</text:span></text:a></text:p>
            <text:p text:style-name="P17"><text:a xlink:type="simple" xlink:href="py3o:///if" text:style-name="Internet_20_link" text:visited-style-name="Visited_20_Internet_20_Link">/if</text:a></text:p>
            <text:p text:style-name="P18"><text:a xlink:type="simple" xlink:href="py3o://if=%22l.quantity!=int(l.quantity)%22" text:style-name="Internet_20_link" text:visited-style-name="Visited_20_Internet_20_Link"><text:span text:style-name="T22">if="l.quantity!=int(l.quantity)"</text:span></text:a></text:p>
            <text:p text:style-name="P18"><text:a xlink:type="simple" xlink:href="py3o://function=%22formatLang(l.quantity,%20dp='Product%20Unit%20of%20Measure')%22" text:style-name="Internet_20_link" text:visited-style-name="Visited_20_Internet_20_Link">function="formatLang(l.quantity, dp='Product Unit of Measure')"</text:a></text:p>
            <text:p text:style-name="P18"><text:a xlink:type="simple" xlink:href="py3o:///if" text:style-name="Internet_20_link" text:visited-style-name="Visited_20_Internet_20_Link">/if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D4" office:value-type="string">
            <text:p text:style-name="Table_20_Main_20_Content_20_Right"><text:a xlink:type="simple" xlink:href="py3o://if=%22l.discount%22" text:style-name="Internet_20_link" text:visited-style-name="Visited_20_Internet_20_Link">if="l.discount"</text:a></text:p>
            <text:p text:style-name="Table_20_Main_20_Content_20_Right"><text:a xlink:type="simple" xlink:href="py3o://function=%22formatLang(l.discount,%20dp='Discount')%20+%20'%20%25'%22" text:style-name="Internet_20_link" text:visited-style-name="Visited_20_Internet_20_Link">function="formatLang(l.discount, dp='Discount') + ' %'"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E3" office:value-type="string">
            <text:p text:style-name="Table_20_Main_20_Content_20_Right"><text:a xlink:type="simple" xlink:href="py3o://function=%22formatLang((o.type=='out_refund'%20and%20-1%20or%201)*l.price_subtotal,%20monetary=True,%20currency_obj=l.currency_id)%22" text:style-name="Internet_20_link" text:visited-style-name="Visited_20_Internet_20_Link"><text:span text:style-name="T34">function="formatLang((o.type=='out_refund' and -1 or 1)*l.price_subtotal, monetary=True, currency_obj=l.currency_id)"</text:span></text:a></text:p>
          </table:table-cell>
        </table:table-row>
        <table:table-row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14"><text:a xlink:type="simple" xlink:href="py3o://if=%22o.tax_line_ids%22" text:style-name="Internet_20_link" text:visited-style-name="Visited_20_Internet_20_Link"><text:span text:style-name="T30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Taxe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34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34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14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Paiements reçus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Center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2"/>
          </table:table-cell>
          <table:table-cell office:value-type="string">
            <text:p text:style-name="P2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2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S<text:span text:style-name="T29">olde</text:span> à payer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able_20_Bottom_20_small_20_Content_20_Right"/>
      <text:p text:style-name="P3"><text:a xlink:type="simple" xlink:href="py3o://if=%22o.comment%22" text:style-name="Internet_20_link" text:visited-style-name="Visited_20_Internet_20_Link"><text:span text:style-name="T8">if="o.comment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with=%22commentlines=o.comment.split('%5Cn')%22" text:style-name="Internet_20_link" text:visited-style-name="Visited_20_Internet_20_Link">with="commentlines=o.comment.split('\n')"</text:a></text:p>
            <text:p text:style-name="Table_20_Contents"><text:a xlink:type="simple" xlink:href="py3o://for=%22commentline%20in%20commentlines%22" text:style-name="Internet_20_link" text:visited-style-name="Visited_20_Internet_20_Link">for="commentline in commentlines"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Table_20_Contents"><text:a xlink:type="simple" xlink:href="py3o:///with" text:style-name="Internet_20_link" text:visited-style-name="Visited_20_Internet_20_Link">/with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36">if="o.payment_mode_id and o.type=='out_invoice'"</text:span></text:a></text:p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Header_20_center">Règlement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rtner_bank_id%20and%20o.partner_bank_id.acc_type=='iban'%22" text:style-name="Internet_20_link" text:visited-style-name="Visited_20_Internet_20_Link"><text:span text:style-name="T35">if="o.payment_mode_id and o.payment_mode_id.payment_method_id.code in ('manual', 'sepa_credit_transfer') and o.partner_bank_id and o.partner_bank_id.acc_type=='iban'"</text:span></text:a></text:p>
            <text:p text:style-name="Table_20_Contents">Facture à régler par virement sur le compte suivant :</text:p>
            <text:p text:style-name="P12">IBAN : <text:user-field-get text:name="py3o.o.partner_bank_id.acc_number">Bank Account Number</text:user-field-get> - <text:span text:style-name="T31">BIC : </text:span><text:span text:style-name="T31"><text:user-field-get text:name="py3o.o.partner_bank_id.bank_id.bic">BIC</text:user-field-get></text:span><text:span text:style-name="T31"> - Banque : </text:span><text:span text:style-name="T31"><text:user-field-get text:name="py3o.o.partner_bank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13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span text:style-name="T25">Cette f</text:span>acture <text:span text:style-name="T25">sera prélevée à l'échéance sur le compte bancaire suivant :</text:span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12"><text:span text:style-name="T31">R</text:span>elevé unique de mandat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ext:p text:style-name="Endnote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Endnote"><text:user-field-get text:name="py3o.o.fiscal_position_id.note">Fiscal Position Notes</text:user-field-get></text:p>
      <text:p text:style-name="Endnote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2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style:font-name="Arial1" fo:font-size="8pt" officeooo:rsid="001fa37b" style:font-size-asian="8pt" style:font-size-complex="8pt"/>
    </style:style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Header"><text:user-field-get text:name="py3o.user.company_id.name">Nom société</text:user-field-get> - 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- <text:user-field-get text:name="py3o.user.company_id.country_id.name">Pays Société</text:user-field-get></text:p>
              <text:p text:style-name="Header">Tel : <text:user-field-get text:name="py3o.user.company_id.phone">Tél société</text:user-field-get> - Fax : <text:user-field-get text:name="py3o.user.company_id.fax">Fax société</text:user-field-get> - Web : <text:user-field-get text:name="py3o.user.company_id.website">Site web société</text:user-field-get></text:p>
              <text:p text:style-name="Header"><text:span text:style-name="MT1">TVA : </text:span><text:span text:style-name="MT1"><text:user-field-get text:name="py3o.user.company_id.vat">TVA société</text:user-field-get></text:span><text:span text:style-name="MT1"> - SIRET : </text:span><text:span text:style-name="MT1"><text:user-field-get text:name="py3o.user.company_id.siret">SIRET société</text:user-field-get></text:span><text:span text:style-name="MT1"> - APE : </text:span><text:span text:style-name="MT1"><text:user-field-get text:name="py3o.user.company_id.ape">APE société</text:user-field-get></text:span><text:span text:style-name="MT1"> - </text:span><text:span text:style-name="MT2"><text:user-field-get text:name="py3o.user.company_id.legal_type">Company Legal Type</text:user-field-get></text:span><text:span text:style-name="MT2"> au capital de </text:span><text:a xlink:type="simple" xlink:href="py3o://function=%22formatLang(user.company_id.capital_amount,%20monetary=True,%20currency_obj=user.company_id.currency_id)%22" text:style-name="Internet_20_link" text:visited-style-name="Visited_20_Internet_20_Link"><text:span text:style-name="MT2">function="formatLang(user.company_id.capital_amount, monetary=True, currency_obj=user.company_id.currency_id)"</text:span></text:a></text:p>
            </table:table-cell>
          </table:table-row>
        </table:table>
        <text:p text:style-name="MP2"/>
      </style:header>
      <style:footer>
        <text:p text:style-name="Footer">Page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15T19:44:00.867657298</dc:date>
    <meta:editing-duration>PT5H13M2S</meta:editing-duration>
    <meta:editing-cycles>113</meta:editing-cycles>
    <meta:generator>LibreOffice/5.1.4.2$Linux_X86_64 LibreOffice_project/10m0$Build-2</meta:generator>
    <meta:document-statistic meta:table-count="12" meta:image-count="0" meta:object-count="0" meta:page-count="4" meta:paragraph-count="167" meta:word-count="493" meta:character-count="4695" meta:non-whitespace-character-count="4364"/>
  </office:meta>
</office:document-meta>
</file>